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078C7ED0B2.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7" style:family="paragraph" style:parent-style-name="Heading_20_1" style:list-style-name="WW8Num13">
      <style:paragraph-properties fo:margin-left="0.75cm" fo:margin-right="0cm" fo:text-indent="-0.75cm" style:auto-text-indent="false"/>
    </style:style>
    <style:style style:name="P48"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9"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8"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9"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1326063" text:style-name="WW8Num13">
        <text:list-item>
          <text:h text:style-name="P47" text:outline-level="1"><text:soft-page-break/>概述</text:h>
          <text:list>
            <text:list-item>
              <text:h text:style-name="P50"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8389410" text:continue-numbering="true" text:style-name="WW8Num13">
        <text:list-item>
          <text:h text:style-name="P48" text:outline-level="1"><text:soft-page-break/>libcstl库的基本结构</text:h>
          <text:list>
            <text:list-item>
              <text:h text:style-name="P52"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8397697" text:continue-numbering="true" text:style-name="WW8Num13">
        <text:list-item>
          <text:list>
            <text:list-item>
              <text:h text:style-name="P58"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8366777" text:continue-numbering="true" text:style-name="WW8Num13">
        <text:list-item>
          <text:list>
            <text:list-item>
              <text:h text:style-name="P54"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8374106" text:continue-numbering="true" text:style-name="WW8Num13">
        <text:list-item>
          <text:list>
            <text:list-item>
              <text:h text:style-name="P54"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8378911" text:continue-numbering="true" text:style-name="WW8Num13">
        <text:list-item>
          <text:list>
            <text:list-item>
              <text:h text:style-name="P54"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8366760" text:continue-numbering="true" text:style-name="WW8Num13">
        <text:list-item>
          <text:h text:style-name="P48"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8394616" text:continue-numbering="true" text:style-name="WW8Num13">
        <text:list-item>
          <text:list>
            <text:list-item>
              <text:h text:style-name="P55"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8391684" text:continue-numbering="true" text:style-name="WW8Num13">
        <text:list-item>
          <text:list>
            <text:list-item>
              <text:h text:style-name="P54"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8371320" text:continue-numbering="true" text:style-name="WW8Num13">
        <text:list-item>
          <text:list>
            <text:list-item>
              <text:h text:style-name="P53"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8390599" text:continue-numbering="true" text:style-name="WW8Num13">
        <text:list-item>
          <text:h text:style-name="P49"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8372218" text:continue-numbering="true" text:style-name="WW8Num13">
        <text:list-item>
          <text:list>
            <text:list-item>
              <text:h text:style-name="P54"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8387088" text:continue-numbering="true" text:style-name="WW8Num13">
        <text:list-item>
          <text:list>
            <text:list-item>
              <text:h text:style-name="P54"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8376592" text:continue-numbering="true" text:style-name="WW8Num13">
        <text:list-item>
          <text:list>
            <text:list-item>
              <text:h text:style-name="P54"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8385772" text:continue-numbering="true" text:style-name="WW8Num13">
        <text:list-item>
          <text:list>
            <text:list-item>
              <text:h text:style-name="P57"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8398222" text:continue-numbering="true" text:style-name="WW8Num13">
        <text:list-item>
          <text:list>
            <text:list-item>
              <text:h text:style-name="P57"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8370981" text:continue-numbering="true" text:style-name="WW8Num13">
        <text:list-item>
          <text:list>
            <text:list-item>
              <text:h text:style-name="P54"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8376464" text:continue-numbering="true" text:style-name="WW8Num13">
        <text:list-item>
          <text:h text:style-name="P49"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8382918" text:continue-numbering="true" text:style-name="WW8Num13">
        <text:list-item>
          <text:list>
            <text:list-item>
              <text:h text:style-name="P54"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8372102" text:continue-numbering="true" text:style-name="WW8Num13">
        <text:list-item>
          <text:list>
            <text:list-item>
              <text:h text:style-name="P54"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8392988" text:continue-numbering="true" text:style-name="WW8Num13">
        <text:list-item>
          <text:list>
            <text:list-item>
              <text:h text:style-name="P54"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8372014" text:continue-numbering="true" text:style-name="WW8Num13">
        <text:list-item>
          <text:list>
            <text:list-item>
              <text:h text:style-name="P54"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8370989" text:continue-numbering="true" text:style-name="WW8Num13">
        <text:list-item>
          <text:h text:style-name="P49"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8366517" text:continue-numbering="true" text:style-name="WW8Num13">
        <text:list-item>
          <text:list>
            <text:list-item>
              <text:h text:style-name="P57"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8394956" text:continue-numbering="true" text:style-name="WW8Num13">
        <text:list-item>
          <text:list>
            <text:list-item>
              <text:h text:style-name="P57"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8369665" text:continue-numbering="true" text:style-name="WW8Num13">
        <text:list-item>
          <text:list>
            <text:list-item>
              <text:h text:style-name="P57"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8392953" text:continue-numbering="true" text:style-name="WW8Num13">
        <text:list-item>
          <text:list>
            <text:list-item>
              <text:h text:style-name="P54"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8377414"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8391482" text:continue-numbering="true" text:style-name="WW8Num13">
        <text:list-item>
          <text:list>
            <text:list-item>
              <text:h text:style-name="P54"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8367564" text:continue-numbering="true" text:style-name="WW8Num13">
        <text:list-item>
          <text:h text:style-name="P49"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8377534" text:continue-numbering="true" text:style-name="WW8Num13">
        <text:list-item>
          <text:list>
            <text:list-item>
              <text:h text:style-name="P57"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8374044" text:continue-numbering="true" text:style-name="WW8Num13">
        <text:list-item>
          <text:list>
            <text:list-item>
              <text:h text:style-name="P57"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8372944" text:continue-numbering="true" text:style-name="WW8Num13">
        <text:list-item>
          <text:list>
            <text:list-item>
              <text:h text:style-name="P57"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8388691" text:continue-numbering="true" text:style-name="WW8Num13">
        <text:list-item>
          <text:list>
            <text:list-item>
              <text:h text:style-name="P57"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8388031" text:continue-numbering="true" text:style-name="WW8Num13">
        <text:list-item>
          <text:list>
            <text:list-item>
              <text:h text:style-name="P54"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8375816"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8390508" text:continue-numbering="true" text:style-name="WW8Num13">
        <text:list-item>
          <text:h text:style-name="P49"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8393782" text:continue-numbering="true" text:style-name="WW8Num13">
        <text:list-item>
          <text:list>
            <text:list-item>
              <text:h text:style-name="P56"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8379929" text:continue-numbering="true" text:style-name="WW8Num13">
        <text:list-item>
          <text:list>
            <text:list-item>
              <text:h text:style-name="P56"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8397043" text:continue-numbering="true" text:style-name="WW8Num13">
        <text:list-item>
          <text:list>
            <text:list-item>
              <text:h text:style-name="P56"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8381858" text:continue-numbering="true" text:style-name="WW8Num13">
        <text:list-item>
          <text:list>
            <text:list-item>
              <text:h text:style-name="P54"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8382064" text:continue-numbering="true" text:style-name="WW8Num13">
        <text:list-item>
          <text:list>
            <text:list-item>
              <text:h text:style-name="P54"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8377739" text:continue-numbering="true" text:style-name="WW8Num13">
        <text:list-item>
          <text:list>
            <text:list-item>
              <text:h text:style-name="P54"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8379452" text:continue-numbering="true" text:style-name="WW8Num13">
        <text:list-item>
          <text:h text:style-name="P49"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8394159" text:continue-numbering="true" text:style-name="WW8Num13">
        <text:list-item>
          <text:list>
            <text:list-item>
              <text:h text:style-name="P51"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8382089" text:continue-numbering="true" text:style-name="WW8Num13">
        <text:list-item>
          <text:list>
            <text:list-item>
              <text:h text:style-name="P51"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8391952" text:continue-numbering="true" text:style-name="WW8Num13">
        <text:list-item>
          <text:list>
            <text:list-item>
              <text:h text:style-name="P51"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8379740" text:continue-numbering="true" text:style-name="WW8Num13">
        <text:list-item>
          <text:list>
            <text:list-item>
              <text:h text:style-name="P54"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8369425" text:continue-numbering="true" text:style-name="WW8Num13">
        <text:list-item>
          <text:list>
            <text:list-item>
              <text:h text:style-name="P54"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8378650"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8396810" text:continue-numbering="true" text:style-name="WW8Num13">
        <text:list-item>
          <text:h text:style-name="P49"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8378450" text:continue-numbering="true" text:style-name="WW8Num13">
        <text:list-item>
          <text:list>
            <text:list-item>
              <text:h text:style-name="P51"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8378295" text:continue-numbering="true" text:style-name="WW8Num13">
        <text:list-item>
          <text:list>
            <text:list-item>
              <text:h text:style-name="P51"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8369164" text:continue-numbering="true" text:style-name="WW8Num13">
        <text:list-item>
          <text:list>
            <text:list-item>
              <text:h text:style-name="P54"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8377865" text:continue-numbering="true" text:style-name="WW8Num13">
        <text:list-item>
          <text:list>
            <text:list-item>
              <text:h text:style-name="P54"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8370176" text:continue-numbering="true" text:style-name="WW8Num13">
        <text:list-item>
          <text:h text:style-name="P49"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8369301" text:continue-numbering="true" text:style-name="WW8Num13">
        <text:list-item>
          <text:list>
            <text:list-item>
              <text:h text:style-name="P51"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8366524" text:continue-numbering="true" text:style-name="WW8Num13">
        <text:list-item>
          <text:list>
            <text:list-item>
              <text:h text:style-name="P51"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8377107" text:continue-numbering="true" text:style-name="WW8Num13">
        <text:list-item>
          <text:list>
            <text:list-item>
              <text:h text:style-name="P54"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8396922" text:continue-numbering="true" text:style-name="WW8Num13">
        <text:list-item>
          <text:list>
            <text:list-item>
              <text:h text:style-name="P54"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8384812" text:continue-numbering="true" text:style-name="WW8Num13">
        <text:list-item>
          <text:h text:style-name="P49"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8377828" text:continue-numbering="true" text:style-name="WW8Num13">
        <text:list-item>
          <text:list>
            <text:list-item>
              <text:h text:style-name="P51"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8380385" text:continue-numbering="true" text:style-name="WW8Num13">
        <text:list-item>
          <text:list>
            <text:list-item>
              <text:h text:style-name="P51"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8397879" text:continue-numbering="true" text:style-name="WW8Num13">
        <text:list-item>
          <text:list>
            <text:list-item>
              <text:h text:style-name="P51"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8376401" text:continue-numbering="true" text:style-name="WW8Num13">
        <text:list-item>
          <text:list>
            <text:list-item>
              <text:h text:style-name="P54"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8" table:style-name="表格78">
        <table:table-column table:style-name="表格78.A"/>
        <table:table-row>
          <table:table-cell table:style-name="表格78.A1" office:value-type="string">
            <text:p text:style-name="P32">size_t basic_string_find_first_not_of_elem(</text:p>
            <text:p text:style-name="P32"><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9" table:style-name="表格79">
        <table:table-column table:style-name="表格79.A"/>
        <table:table-row>
          <table:table-cell table:style-name="表格79.A1" office:value-type="string">
            <text:p text:style-name="P32">size_t basic_string_find_last_of(</text:p>
            <text:p text:style-name="P32"><text:s text:c="4"/>const basic_string_t* cpt_basic_string, const basic_string_t* cpt_find,</text:p>
            <text:p text:style-name="P32"><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0" table:style-name="表格80">
        <table:table-column table:style-name="表格80.A"/>
        <table:table-row>
          <table:table-cell table:style-name="表格80.A1" office:value-type="string">
            <text:p text:style-name="P32">size_t basic_string_find_la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1" table:style-name="表格81">
        <table:table-column table:style-name="表格81.A"/>
        <table:table-row>
          <table:table-cell table:style-name="表格81.A1" office:value-type="string">
            <text:p text:style-name="P32">size_t basic_string_find_la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表格82" table:style-name="表格82">
        <table:table-column table:style-name="表格82.A"/>
        <table:table-row>
          <table:table-cell table:style-name="表格82.A1" office:value-type="string">
            <text:p text:style-name="P32">size_t basic_string_find_las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表格83" table:style-name="表格83">
        <table:table-column table:style-name="表格83.A"/>
        <table:table-row>
          <table:table-cell table:style-name="表格83.A1" office:value-type="string">
            <text:p text:style-name="P32">size_t basic_string_find_la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4" table:style-name="表格84">
        <table:table-column table:style-name="表格84.A"/>
        <table:table-row>
          <table:table-cell table:style-name="表格84.A1" office:value-type="string">
            <text:p text:style-name="P32">size_t basic_string_find_la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5" table:style-name="表格85">
        <table:table-column table:style-name="表格85.A"/>
        <table:table-row>
          <table:table-cell table:style-name="表格85.A1" office:value-type="string">
            <text:p text:style-name="P32">size_t basic_string_find_la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6" table:style-name="Table496">
        <table:table-column table:style-name="Table496.A"/>
        <table:table-row>
          <table:table-cell table:style-name="Table496.A1" office:value-type="string">
            <text:p text:style-name="P32">size_t basic_string_find_last_no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6"/>
      <table:table table:name="Table497" table:style-name="Table497">
        <table:table-column table:style-name="Table497.A"/>
        <table:table-row>
          <table:table-cell table:style-name="Table497.A1" office:value-type="string">
            <text:p text:style-name="P32">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6"><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6"/>
      <table:table table:name="Table498" table:style-name="Table498">
        <table:table-column table:style-name="Table498.A"/>
        <table:table-row>
          <table:table-cell table:style-name="Table498.A1" office:value-type="string">
            <text:p text:style-name="P32">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6"><text:tab/>cpt_basic_string == NULL则函数的行为是未定义的，cpt_basic_string指向的容器是经过初始化以后的basic_string容器，否则函数的行为是未定义的。</text:p>
      <text:p text:style-name="P26"/>
      <table:table table:name="Table499" table:style-name="Table499">
        <table:table-column table:style-name="Table499.A"/>
        <table:table-row>
          <table:table-cell table:style-name="Table499.A1" office:value-type="string">
            <text:p text:style-name="P32">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text:p>
      <text:p text:style-name="P26"/>
      <table:table table:name="Table500" table:style-name="Table500">
        <table:table-column table:style-name="Table500.A"/>
        <table:table-row>
          <table:table-cell table:style-name="Table500.A1" office:value-type="string">
            <text:p text:style-name="P32">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6"><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6"/>
      <table:table table:name="Table501" table:style-name="Table501">
        <table:table-column table:style-name="Table501.A"/>
        <table:table-row>
          <table:table-cell table:style-name="Table501.A1" office:value-type="string">
            <text:p text:style-name="P32">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6"/>
      <table:table table:name="Table502" table:style-name="Table502">
        <table:table-column table:style-name="Table502.A"/>
        <table:table-row>
          <table:table-cell table:style-name="Table502.A1" office:value-type="string">
            <text:p text:style-name="P32">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6"/>
      <table:table table:name="Table503" table:style-name="Table503">
        <table:table-column table:style-name="Table503.A"/>
        <table:table-row>
          <table:table-cell table:style-name="Table503.A1" office:value-type="string">
            <text:p text:style-name="P32">void basic_string_assign_substring(</text:p>
            <text:p text:style-name="P32"><text:s text:c="4"/>basic_string_t* pt_dest, const basic_string_t* cpt_src,</text:p>
            <text:p text:style-name="P32"><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05" table:style-name="Table505">
        <table:table-column table:style-name="Table505.A"/>
        <table:table-row>
          <table:table-cell table:style-name="Table505.A1" office:value-type="string">
            <text:p text:style-name="P32">void basic_string_assign_cstr(</text:p>
            <text:p text:style-name="P32"><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06" table:style-name="Table506">
        <table:table-column table:style-name="Table506.A"/>
        <table:table-row>
          <table:table-cell table:style-name="Table506.A1" office:value-type="string">
            <text:p text:style-name="P32">void basic_string_assign_subcstr(</text:p>
            <text:p text:style-name="P32"><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Table504" table:style-name="Table504">
        <table:table-column table:style-name="Table504.A"/>
        <table:table-row>
          <table:table-cell table:style-name="Table504.A1" office:value-type="string">
            <text:p text:style-name="P32">void<text:span text:style-name="T38">　</text:span><text:span text:style-name="T37">basic_string</text:span>_assign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07" table:style-name="Table507">
        <table:table-column table:style-name="Table507.A"/>
        <table:table-row>
          <table:table-cell table:style-name="Table507.A1" office:value-type="string">
            <text:p text:style-name="P32">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6"/>
      <table:table table:name="Table508" table:style-name="Table508">
        <table:table-column table:style-name="Table508.A"/>
        <table:table-row>
          <table:table-cell table:style-name="Table508.A1" office:value-type="string">
            <text:p text:style-name="P32">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6"/>
      <table:table table:name="Table509" table:style-name="Table509">
        <table:table-column table:style-name="Table509.A"/>
        <table:table-row>
          <table:table-cell table:style-name="Table509.A1" office:value-type="string">
            <text:p text:style-name="P32">void basic_string_append_substring(</text:p>
            <text:p text:style-name="P32"><text:s text:c="4"/>basic_string_t* pt_dest, const basic_string_t* cpt_src,</text:p>
            <text:p text:style-name="P32"><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11" table:style-name="Table511">
        <table:table-column table:style-name="Table511.A"/>
        <table:table-row>
          <table:table-cell table:style-name="Table511.A1" office:value-type="string">
            <text:p text:style-name="P32">void basic_string_append_cstr(</text:p>
            <text:p text:style-name="P32"><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12" table:style-name="Table512">
        <table:table-column table:style-name="Table512.A"/>
        <table:table-row>
          <table:table-cell table:style-name="Table512.A1" office:value-type="string">
            <text:p text:style-name="P32">void basic_string_append_subcstr(</text:p>
            <text:p text:style-name="P32"><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text:soft-page-break/></text:p>
      <table:table table:name="Table510" table:style-name="Table510">
        <table:table-column table:style-name="Table510.A"/>
        <table:table-row>
          <table:table-cell table:style-name="Table510.A1" office:value-type="string">
            <text:p text:style-name="P32">void<text:span text:style-name="T38">　</text:span><text:span text:style-name="T37">basic_string</text:span>_append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13" table:style-name="Table513">
        <table:table-column table:style-name="Table513.A"/>
        <table:table-row>
          <table:table-cell table:style-name="Table513.A1" office:value-type="string">
            <text:p text:style-name="P32">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2">basic_string_iterator_t basic_string_insert(</text:p>
            <text:p text:style-name="P32"><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6">注意：</text:p>
      <text:p text:style-name="P26"><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5" table:style-name="Table515">
        <table:table-column table:style-name="Table515.A"/>
        <table:table-row>
          <table:table-cell table:style-name="Table515.A1" office:value-type="string">
            <text:p text:style-name="P32">basic_string_iterator_t basic_string_insert_n(</text:p>
            <text:p text:style-name="P32"><text:s text:c="4"/>basic_string_t* pt_basic_string, basic_string_iterator_t it_pos,</text:p>
            <text:p text:style-name="P32"><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6" table:style-name="Table516">
        <table:table-column table:style-name="Table516.A"/>
        <table:table-row>
          <table:table-cell table:style-name="Table516.A1" office:value-type="string">
            <text:p text:style-name="P32">void basic_string_insert_string(</text:p>
            <text:p text:style-name="P32"><text:s text:c="4"/>basic_string_t* pt_basic_string, size_t t_pos,</text:p>
            <text:p text:style-name="P32"><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6"/>
      <table:table table:name="Table517" table:style-name="Table517">
        <table:table-column table:style-name="Table517.A"/>
        <table:table-row>
          <table:table-cell table:style-name="Table517.A1" office:value-type="string">
            <text:p text:style-name="P32">void basic_string_insert_substring(</text:p>
            <text:p text:style-name="P32"><text:s text:c="4"/>basic_string_t* pt_basic_string, size_t t_pos,</text:p>
            <text:p text:style-name="P32"><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6"/>
      <table:table table:name="Table519" table:style-name="Table519">
        <table:table-column table:style-name="Table519.A"/>
        <table:table-row>
          <table:table-cell table:style-name="Table519.A1" office:value-type="string">
            <text:p text:style-name="P32">void basic_string_insert_cstr(</text:p>
            <text:p text:style-name="P32"><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6"><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6"/>
      <table:table table:name="Table520" table:style-name="Table520">
        <table:table-column table:style-name="Table520.A"/>
        <table:table-row>
          <table:table-cell table:style-name="Table520.A1" office:value-type="string">
            <text:p text:style-name="P32">void basic_string_insert_subcstr(</text:p>
            <text:p text:style-name="P32"><text:s text:c="4"/>basic_string_t* pt_basic_string, size_t t_pos,</text:p>
            <text:p text:style-name="P32"><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6"/>
      <table:table table:name="Table518" table:style-name="Table518">
        <table:table-column table:style-name="Table518.A"/>
        <table:table-row>
          <table:table-cell table:style-name="Table518.A1" office:value-type="string">
            <text:p text:style-name="P32">void<text:span text:style-name="T38">　</text:span><text:span text:style-name="T37">basic_string</text:span>_insert_range(</text:p>
            <text:p text:style-name="P32"><text:s text:c="4"/>basic_string_t* pt_basic_string, basic_string_iterator_t it_pos,</text:p>
            <text:p text:style-name="P32"><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表格86" table:style-name="表格86">
        <table:table-column table:style-name="表格86.A"/>
        <table:table-row>
          <table:table-cell table:style-name="表格86.A1" office:value-type="string">
            <text:p text:style-name="P32">void basic_string_insert_elem(</text:p>
            <text:p text:style-name="P32"><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1"/>
      <table:table table:name="表格87" table:style-name="表格87">
        <table:table-column table:style-name="表格87.A"/>
        <table:table-row>
          <table:table-cell table:style-name="表格87.A1" office:value-type="string">
            <text:p text:style-name="P32">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表格88" table:style-name="表格88">
        <table:table-column table:style-name="表格88.A"/>
        <table:table-row>
          <table:table-cell table:style-name="表格88.A1" office:value-type="string">
            <text:p text:style-name="P32">void basic_string_resize(</text:p>
            <text:p text:style-name="P32"><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1"/>
      <table:table table:name="表格89" table:style-name="表格89">
        <table:table-column table:style-name="表格89.A"/>
        <table:table-row>
          <table:table-cell table:style-name="表格89.A1" office:value-type="string">
            <text:p text:style-name="P32">basic_string_iterator_t basic_string_erase(</text:p>
            <text:p text:style-name="P32"><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6"><text:tab/>如果 pt_basic_string == NULL或者basic_string是未初始化的basic_string则函数的行为是未定义的。it_pos是属于basic_string的有效的迭代器，否则函数的行为是未定义的。</text:p>
      <text:p text:style-name="P26"/>
      <table:table table:name="表格90" table:style-name="表格90">
        <table:table-column table:style-name="表格90.A"/>
        <table:table-row>
          <table:table-cell table:style-name="表格90.A1" office:value-type="string">
            <text:p text:style-name="P32"><text:span text:style-name="T38">b</text:span><text:span text:style-name="T37">asic_string_iterator_t</text:span><text:span text:style-name="T38">　</text:span><text:span text:style-name="T37">basic_string</text:span>_erase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6"><text:tab/>pt_basic_string == NULL则函数的行为是未定义的，pt_basic_string指向的容器是经过初始化以后的basic_string容器，否则函数的行为是未定义的。[it_begin, it_end)是有效的范围，否则函数的行为是未定义的。</text:p>
      <text:p text:style-name="P26"/>
      <table:table table:name="表格91" table:style-name="表格91">
        <table:table-column table:style-name="表格91.A"/>
        <table:table-row>
          <table:table-cell table:style-name="表格91.A1" office:value-type="string">
            <text:p text:style-name="P32">void basic_string_erase_substring(</text:p>
            <text:p text:style-name="P32"><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6"><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6"/>
      <table:table table:name="Table521" table:style-name="Table521">
        <table:table-column table:style-name="Table521.A"/>
        <table:table-row>
          <table:table-cell table:style-name="Table521.A1" office:value-type="string">
            <text:p text:style-name="P32">void basic_string_replace(</text:p>
            <text:p text:style-name="P32"><text:s text:c="4"/>basic_string_t* pt_basic_string, size_t t_pos, size_t t_len,</text:p>
            <text:p text:style-name="P32"><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6"><text:soft-page-break/></text:p>
      <table:table table:name="Table522" table:style-name="Table522">
        <table:table-column table:style-name="Table522.A"/>
        <table:table-row>
          <table:table-cell table:style-name="Table522.A1" office:value-type="string">
            <text:p text:style-name="P32">void basic_string_replace_substring(</text:p>
            <text:p text:style-name="P32"><text:s text:c="4"/>basic_string_t* pt_basic_string, size_t t_pos, size_t t_len,</text:p>
            <text:p text:style-name="P32"><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6"/>
      <table:table table:name="Table523" table:style-name="Table523">
        <table:table-column table:style-name="Table523.A"/>
        <table:table-row>
          <table:table-cell table:style-name="Table523.A1" office:value-type="string">
            <text:p text:style-name="P32">void basic_string_replace_cstr(</text:p>
            <text:p text:style-name="P32"><text:s text:c="4"/>basic_string_t* pt_basic_string, size_t t_pos, size_t t_len,</text:p>
            <text:p text:style-name="P32"><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6"/>
      <table:table table:name="Table524" table:style-name="Table524">
        <table:table-column table:style-name="Table524.A"/>
        <table:table-row>
          <table:table-cell table:style-name="Table524.A1" office:value-type="string">
            <text:p text:style-name="P32">void basic_string_replace_subcstr(</text:p>
            <text:p text:style-name="P32"><text:soft-page-break/><text:s text:c="4"/>basic_string_t* pt_basic_string, size_t t_pos, size_t t_len,</text:p>
            <text:p text:style-name="P32"><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1"/>
      <table:table table:name="Table525" table:style-name="Table525">
        <table:table-column table:style-name="Table525.A"/>
        <table:table-row>
          <table:table-cell table:style-name="Table525.A1" office:value-type="string">
            <text:p text:style-name="P32">void basic_string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6"/>
      <table:table table:name="Table526" table:style-name="Table526">
        <table:table-column table:style-name="Table526.A"/>
        <table:table-row>
          <table:table-cell table:style-name="Table526.A1" office:value-type="string">
            <text:p text:style-name="P32">void basic_string_range_replace(</text:p>
            <text:p text:style-name="P32"><text:s text:c="4"/>basic_string_t* pt_basic_string, basic_string_iterator_t it_begin,</text:p>
            <text:p text:style-name="P32"><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6"/>
      <table:table table:name="Table527" table:style-name="Table527">
        <table:table-column table:style-name="Table527.A"/>
        <table:table-row>
          <table:table-cell table:style-name="Table527.A1" office:value-type="string">
            <text:p text:style-name="P32">void basic_string_range_replace_substring(</text:p>
            <text:p text:style-name="P32"><text:s text:c="4"/>basic_string_t* pt_basic_string, basic_string_iterator_t it_begin,</text:p>
            <text:p text:style-name="P32"><text:s text:c="4"/>basic_string_iterator_t it_end, const basic_string_t* cpt_replace,</text:p>
            <text:p text:style-name="P32"><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6"/>
      <table:table table:name="Table528" table:style-name="Table528">
        <table:table-column table:style-name="Table528.A"/>
        <table:table-row>
          <table:table-cell table:style-name="Table528.A1" office:value-type="string">
            <text:p text:style-name="P32">void basic_string_range_replace_cstr(</text:p>
            <text:p text:style-name="P32"><text:s text:c="4"/>basic_string_t* pt_basic_string, basic_string_iterator_t it_begin,</text:p>
            <text:p text:style-name="P32"><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6"/>
      <table:table table:name="表格92" table:style-name="表格92">
        <table:table-column table:style-name="表格92.A"/>
        <table:table-row>
          <table:table-cell table:style-name="表格92.A1" office:value-type="string">
            <text:p text:style-name="P32">void basic_string_range_replace_subcstr(</text:p>
            <text:p text:style-name="P32"><text:s text:c="4"/>basic_string_t* pt_basic_string, basic_string_iterator_t it_begin,</text:p>
            <text:p text:style-name="P32"><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1"/>
      <table:table table:name="表格93" table:style-name="表格93">
        <table:table-column table:style-name="表格93.A"/>
        <table:table-row>
          <table:table-cell table:style-name="表格93.A1" office:value-type="string">
            <text:p text:style-name="P32">void basic_string_range_replace_elem(</text:p>
            <text:p text:style-name="P32"><text:s text:c="4"/>basic_string_t* pt_basic_string, basic_string_iterator_t it_begin,</text:p>
            <text:p text:style-name="P32"><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6"/>
      <table:table table:name="表格94" table:style-name="表格94">
        <table:table-column table:style-name="表格94.A"/>
        <table:table-row>
          <table:table-cell table:style-name="表格94.A1" office:value-type="string">
            <text:p text:style-name="P32">void basic_string_replace_range(</text:p>
            <text:p text:style-name="P32"><text:s text:c="4"/>basic_string_t* pt_basic_string,</text:p>
            <text:p text:style-name="P32"><text:s text:c="4"/>basic_string_iterator_t it_begin, basic_string_iterator_t it_end,</text:p>
            <text:p text:style-name="P32"><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6"/>
      <text:list xml:id="list38372513"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ext:soft-page-break/>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8368171" text:continue-numbering="true" text:style-name="WW8Num13">
        <text:list-item>
          <text:list>
            <text:list-item>
              <text:h text:style-name="P54"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text:soft-page-break/></text:p>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oft-page-break/><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list xml:id="list38389248" text:continue-numbering="true" text:style-name="WW8Num13">
        <text:list-item>
          <text:h text:style-name="P49" text:outline-level="1"><text:soft-page-break/>string<text:span text:style-name="T20">容器</text:span></text:h>
        </text:list-item>
      </text:list>
      <text:p text:style-name="P21"><text:tab/>string容器是字符串的概念，它的底层使用basic_string实现，string与其他容器不同，它内部保存的只是char类型而不保存其他类型的数据。</text:p>
      <text:p text:style-name="P21"/>
      <text:list xml:id="list38374479" text:continue-numbering="true" text:style-name="WW8Num13">
        <text:list-item>
          <text:list>
            <text:list-item>
              <text:h text:style-name="P51" text:outline-level="2"><text:span text:style-name="T6">string</text:span>容器的机制</text:h>
            </text:list-item>
          </text:list>
        </text:list-item>
      </text:list>
      <text:p text:style-name="P21"><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1"><text:tab/>在使用字符串时有些问题，当字符串中包含'\0'的时候会被截断，如”abc\0xxxxx”会被自动截断成”abc”，这与STL的行为不一致。</text:p>
      <text:p text:style-name="P21"><text:tab/>同时string还提供了一些I/O操作。</text:p>
      <text:list xml:id="list38367581" text:continue-numbering="true" text:style-name="WW8Num13">
        <text:list-item>
          <text:list>
            <text:list-item>
              <text:h text:style-name="P51" text:outline-level="2"><text:span text:style-name="T6">string</text:span><text:span text:style-name="T23">迭代</text:span>器</text:h>
            </text:list-item>
          </text:list>
        </text:list-item>
      </text:list>
      <text:p text:style-name="P21"><text:tab/>直接使用basic_string的迭代器作为string的迭代器。</text:p>
      <text:list xml:id="list38374581" text:continue-numbering="true" text:style-name="WW8Num13">
        <text:list-item>
          <text:list>
            <text:list-item>
              <text:h text:style-name="P51" text:outline-level="2"><text:span text:style-name="T6">string</text:span>代码结构</text:h>
            </text:list-item>
          </text:list>
        </text:list-item>
      </text:list>
      <text:p text:style-name="P21"><text:tab/>string直接使用basic_string作为底层实现</text:p>
      <table:table table:name="表格95" table:style-name="表格95">
        <table:table-column table:style-name="表格95.A"/>
        <table:table-row>
          <table:table-cell table:style-name="表格95.A1" office:value-type="string">
            <text:p text:style-name="P32">typedef basic_string_t string_t;</text:p>
          </table:table-cell>
        </table:table-row>
      </table:table>
      <text:p text:style-name="P21"/>
      <text:list xml:id="list38388693" text:continue-numbering="true" text:style-name="WW8Num13">
        <text:list-item>
          <text:list>
            <text:list-item>
              <text:h text:style-name="P54" text:outline-level="2">外部接口</text:h>
            </text:list-item>
          </text:list>
        </text:list-item>
      </text:list>
      <text:p text:style-name="P21"><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7">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7">string_compare</text:p>
          </table:table-cell>
          <table:table-cell table:style-name="表格99.B2" office:value-type="string">
            <text:p text:style-name="P36">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1"/>
      <text:p text:style-name="P21">接口原型：</text:p>
      <table:table table:name="表格100" table:style-name="表格100">
        <table:table-column table:style-name="表格100.A"/>
        <table:table-row>
          <table:table-cell table:style-name="表格100.A1" office:value-type="string">
            <text:p text:style-name="P32">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6"><text:tab/>创建的string容器中保存的数据是char类型。</text:p>
      <text:p text:style-name="P26"/>
      <table:table table:name="表格101" table:style-name="表格101">
        <table:table-column table:style-name="表格101.A"/>
        <table:table-row>
          <table:table-cell table:style-name="表格101.A1" office:value-type="string">
            <text:p text:style-name="P32">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6"><text:tab/>被初始化的容器一定是使用create_string创建的容器，否则函数的行为是未定义的。pstr_string == NULL，函数的行为是未定义的。使用string_init初始化之后的string容器，string_size() == 0。</text:p>
      <text:p text:style-name="P26"/>
      <table:table table:name="表格102" table:style-name="表格102">
        <table:table-column table:style-name="表格102.A"/>
        <table:table-row>
          <table:table-cell table:style-name="表格102.A1" office:value-type="string">
            <text:p text:style-name="P32">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6"><text:tab/>如果pstr_string == NULL则函数的行为是未定义的。string容器必须是使用create_string创建的否则函数的行为是未定义的。使用string_init_char初始化之后的string容器，string_size() == t_count。</text:p>
      <text:p text:style-name="P26"/>
      <table:table table:name="表格103" table:style-name="表格103">
        <table:table-column table:style-name="表格103.A"/>
        <table:table-row>
          <table:table-cell table:style-name="表格103.A1" office:value-type="string">
            <text:p text:style-name="P32">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6"/>
      <table:table table:name="表格104" table:style-name="表格104">
        <table:table-column table:style-name="表格104.A"/>
        <table:table-row>
          <table:table-cell table:style-name="表格104.A1" office:value-type="string">
            <text:p text:style-name="P32">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6"/>
      <table:table table:name="表格105" table:style-name="表格105">
        <table:table-column table:style-name="表格105.A"/>
        <table:table-row>
          <table:table-cell table:style-name="表格105.A1" office:value-type="string">
            <text:p text:style-name="P32">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6"/>
      <table:table table:name="表格106" table:style-name="表格106">
        <table:table-column table:style-name="表格106.A"/>
        <table:table-row>
          <table:table-cell table:style-name="表格106.A1" office:value-type="string">
            <text:p text:style-name="P32">void string_init_copy_substring(</text:p>
            <text:p text:style-name="P32"><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6"/>
      <table:table table:name="表格107" table:style-name="表格107">
        <table:table-column table:style-name="表格107.A"/>
        <table:table-row>
          <table:table-cell table:style-name="表格107.A1" office:value-type="string">
            <text:p text:style-name="P32">void string_init_copy_range(string_t* pstr_string,</text:p>
            <text:p text:style-name="P32"><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6"/>
      <table:table table:name="表格108" table:style-name="表格108">
        <table:table-column table:style-name="表格108.A"/>
        <table:table-row>
          <table:table-cell table:style-name="表格108.A1" office:value-type="string">
            <text:p text:style-name="P32">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6"><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6"/>
      <table:table table:name="Table529" table:style-name="Table529">
        <table:table-column table:style-name="Table529.A"/>
        <table:table-row>
          <table:table-cell table:style-name="Table529.A1" office:value-type="string">
            <text:p text:style-name="P32">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返回空串。</text:p>
      <text:p text:style-name="P26"/>
      <table:table table:name="Table530" table:style-name="Table530">
        <table:table-column table:style-name="Table530.A"/>
        <table:table-row>
          <table:table-cell table:style-name="Table530.A1" office:value-type="string">
            <text:p text:style-name="P32">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函数的行为是未定义的。</text:p>
      <text:p text:style-name="P26"/>
      <table:table table:name="Table531" table:style-name="Table531">
        <table:table-column table:style-name="Table531.A"/>
        <table:table-row>
          <table:table-cell table:style-name="Table531.A1" office:value-type="string">
            <text:p text:style-name="P32">size_t string_copy(</text:p>
            <text:p text:style-name="P32"><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6"><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6"/>
      <table:table table:name="Table532" table:style-name="Table532">
        <table:table-column table:style-name="Table532.A"/>
        <table:table-row>
          <table:table-cell table:style-name="Table532.A1" office:value-type="string">
            <text:p text:style-name="P32">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6"><text:tab/>如果cpstr_string == NULL或者string容器一定已经初始化的容器，否则函数的行为是未定义的。</text:p>
      <text:p text:style-name="P26"/>
      <table:table table:name="Table533" table:style-name="Table533">
        <table:table-column table:style-name="Table533.A"/>
        <table:table-row>
          <table:table-cell table:style-name="Table533.A1" office:value-type="string">
            <text:p text:style-name="P32">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6"><text:tab/>如果cpstr_string == NULL或者string容器一定已经初始化的容器，否则函数的行为是未定义的。这个函数与string_size()相同。</text:p>
      <text:p text:style-name="P26"/>
      <table:table table:name="Table534" table:style-name="Table534">
        <table:table-column table:style-name="Table534.A"/>
        <table:table-row>
          <table:table-cell table:style-name="Table534.A1" office:value-type="string">
            <text:p text:style-name="P32">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6"><text:tab/>如果cpstr_string == NULL或者string容器一定已经初始化的容器，否则函数的行为是未定义的。</text:p>
      <text:p text:style-name="P26"/>
      <table:table table:name="Table535" table:style-name="Table535">
        <table:table-column table:style-name="Table535.A"/>
        <table:table-row>
          <table:table-cell table:style-name="Table535.A1" office:value-type="string">
            <text:p text:style-name="P32">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6"><text:tab/>cpstr_string == NULL则函数的行为是未定义的，cpstr_string指向的容器是经过初始化以后的string容器，否则函数的行为是未定义的。这个最大数量是与系统相关的，不是一个固定的值。</text:p>
      <text:p text:style-name="P26"/>
      <table:table table:name="Table536" table:style-name="Table536">
        <table:table-column table:style-name="Table536.A"/>
        <table:table-row>
          <table:table-cell table:style-name="Table536.A1" office:value-type="string">
            <text:p text:style-name="P32">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6"><text:tab/>cpstr_string == NULL则函数的行为是未定义的，cpstr_string指向的容器是经过初始化以后的string容器，否则函数的行为是未定义的。容量符合前面描述的算法。</text:p>
      <text:p text:style-name="P26"/>
      <table:table table:name="Table537" table:style-name="Table537">
        <table:table-column table:style-name="Table537.A"/>
        <table:table-row>
          <table:table-cell table:style-name="Table537.A1" office:value-type="string">
            <text:p text:style-name="P32">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6"><text:tab/>cpstr_string == NULL则函数的行为是未定义的，cpstr_string指向的容器是经过初始化以后的string容器，否则函数的行为是未定义的。如果t_pos超过了string容器中字符索引的范围，则函数的行为是未定义的。</text:p>
      <text:p text:style-name="P26"/>
      <table:table table:name="Table538" table:style-name="Table538">
        <table:table-column table:style-name="Table538.A"/>
        <table:table-row>
          <table:table-cell table:style-name="Table538.A1" office:value-type="string">
            <text:p text:style-name="P32">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6"/>
      <table:table table:name="Table539" table:style-name="Table539">
        <table:table-column table:style-name="Table539.A"/>
        <table:table-row>
          <table:table-cell table:style-name="Table539.A1" office:value-type="string">
            <text:p text:style-name="P32">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6"/>
      <table:table table:name="Table540" table:style-name="Table540">
        <table:table-column table:style-name="Table540.A"/>
        <table:table-row>
          <table:table-cell table:style-name="Table540.A1" office:value-type="string">
            <text:p text:style-name="P32">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6"/>
      <table:table table:name="Table541" table:style-name="Table541">
        <table:table-column table:style-name="Table541.A"/>
        <table:table-row>
          <table:table-cell table:style-name="Table541.A1" office:value-type="string">
            <text:p text:style-name="P32">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6"/>
      <table:table table:name="Table542" table:style-name="Table542">
        <table:table-column table:style-name="Table542.A"/>
        <table:table-row>
          <table:table-cell table:style-name="Table542.A1" office:value-type="string">
            <text:p text:style-name="P32">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6"/>
      <table:table table:name="Table543" table:style-name="Table543">
        <table:table-column table:style-name="Table543.A"/>
        <table:table-row>
          <table:table-cell table:style-name="Table543.A1" office:value-type="string">
            <text:p text:style-name="P32">bool_t string_greater_equal(</text:p>
            <text:p text:style-name="P32"><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6"/>
      <table:table table:name="Table544" table:style-name="Table544">
        <table:table-column table:style-name="Table544.A"/>
        <table:table-row>
          <table:table-cell table:style-name="Table544.A1" office:value-type="string">
            <text:p text:style-name="P32">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6"/>
      <table:table table:name="Table545" table:style-name="Table545">
        <table:table-column table:style-name="Table545.A"/>
        <table:table-row>
          <table:table-cell table:style-name="Table545.A1" office:value-type="string">
            <text:p text:style-name="P32">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6"><text:tab/>cpstr_string == NULL或者s_cstr == NULL则函数的行为是未定义的，cpstr_string指向的容器是经过初始化以后的string容器，否则函数的行为是未定义的。</text:p>
      <text:p text:style-name="P26"/>
      <table:table table:name="Table546" table:style-name="Table546">
        <table:table-column table:style-name="Table546.A"/>
        <table:table-row>
          <table:table-cell table:style-name="Table546.A1" office:value-type="string">
            <text:p text:style-name="P32">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6"/>
      <table:table table:name="Table547" table:style-name="Table547">
        <table:table-column table:style-name="Table547.A"/>
        <table:table-row>
          <table:table-cell table:style-name="Table547.A1" office:value-type="string">
            <text:p text:style-name="P32">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6"/>
      <table:table table:name="Table548" table:style-name="Table548">
        <table:table-column table:style-name="Table548.A"/>
        <table:table-row>
          <table:table-cell table:style-name="Table548.A1" office:value-type="string">
            <text:p text:style-name="P32">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6"/>
      <table:table table:name="Table549" table:style-name="Table549">
        <table:table-column table:style-name="Table549.A"/>
        <table:table-row>
          <table:table-cell table:style-name="Table549.A1" office:value-type="string">
            <text:p text:style-name="P32">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6"/>
      <table:table table:name="Table550" table:style-name="Table550">
        <table:table-column table:style-name="Table550.A"/>
        <table:table-row>
          <table:table-cell table:style-name="Table550.A1" office:value-type="string">
            <text:p text:style-name="P32">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如果cpstr_first == cpstr_second则返回0。</text:p>
      <text:p text:style-name="P26"/>
      <table:table table:name="Table551" table:style-name="Table551">
        <table:table-column table:style-name="Table551.A"/>
        <table:table-row>
          <table:table-cell table:style-name="Table551.A1" office:value-type="string">
            <text:p text:style-name="P32">int string_compare_substring_string(</text:p>
            <text:p text:style-name="P32"><text:s text:c="4"/>const string_t* cpstr_first, size_t t_pos, size_t t_len,</text:p>
            <text:p text:style-name="P32"><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6"><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2" table:style-name="Table552">
        <table:table-column table:style-name="Table552.A"/>
        <table:table-row>
          <table:table-cell table:style-name="Table552.A1" office:value-type="string">
            <text:p text:style-name="P32">int string_compare_substring_substring(</text:p>
            <text:p text:style-name="P32"><text:s text:c="4"/>const string_t* cpstr_first, size_t t_firstpos, size_t t_firstlen,</text:p>
            <text:p text:style-name="P32"><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6"/>
      <table:table table:name="Table553" table:style-name="Table553">
        <table:table-column table:style-name="Table553.A"/>
        <table:table-row>
          <table:table-cell table:style-name="Table553.A1" office:value-type="string">
            <text:p text:style-name="P32">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ext:p>
      <text:p text:style-name="P26"/>
      <table:table table:name="Table554" table:style-name="Table554">
        <table:table-column table:style-name="Table554.A"/>
        <table:table-row>
          <table:table-cell table:style-name="Table554.A1" office:value-type="string">
            <text:p text:style-name="P32">int string_compare_substring_cstr(</text:p>
            <text:p text:style-name="P32"><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5" table:style-name="Table555">
        <table:table-column table:style-name="Table555.A"/>
        <table:table-row>
          <table:table-cell table:style-name="Table555.A1" office:value-type="string">
            <text:p text:style-name="P32">int string_compare_substring_subcstr(</text:p>
            <text:p text:style-name="P32"><text:s text:c="4"/>const string_t* cpstr_string, size_t t_pos, size_t t_len,</text:p>
            <text:p text:style-name="P32"><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6"/>
      <table:table table:name="表格109" table:style-name="表格109">
        <table:table-column table:style-name="表格109.A"/>
        <table:table-row>
          <table:table-cell table:style-name="表格109.A1" office:value-type="string">
            <text:p text:style-name="P32">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6"><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6"/>
      <table:table table:name="表格110" table:style-name="表格110">
        <table:table-column table:style-name="表格110.A"/>
        <table:table-row>
          <table:table-cell table:style-name="表格110.A1" office:value-type="string">
            <text:p text:style-name="P32">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6"><text:tab/>pstr_dest == NULL或者cpstr_src == NULL则函数的行为是未定义的，pstr_dest和cpstr_src必须是已经初始化的，否则函数的行为是未定义的。</text:p>
      <text:p text:style-name="P21"/>
      <table:table table:name="表格111" table:style-name="表格111">
        <table:table-column table:style-name="表格111.A"/>
        <table:table-row>
          <table:table-cell table:style-name="表格111.A1" office:value-type="string">
            <text:p text:style-name="P32">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6"><text:tab/>如果pstr_string == NULL或者string是为初始化的则函数的行为是未定义的。</text:p>
      <text:p text:style-name="P26"/>
      <table:table table:name="表格112" table:style-name="表格112">
        <table:table-column table:style-name="表格112.A"/>
        <table:table-row>
          <table:table-cell table:style-name="表格112.A1" office:value-type="string">
            <text:p text:style-name="P32">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6"><text:tab/>pstr_string == NULL或者cpstr_value_string == NULL则函数的行为是未定义的，pstr_string必须是已经初始化的，否则函数的行为是未定义的。</text:p>
      <text:p text:style-name="P26"/>
      <table:table table:name="表格113" table:style-name="表格113">
        <table:table-column table:style-name="表格113.A"/>
        <table:table-row>
          <table:table-cell table:style-name="表格113.A1" office:value-type="string">
            <text:p text:style-name="P32">size_t string_find(</text:p>
            <text:p text:style-name="P32"><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14" table:style-name="表格114">
        <table:table-column table:style-name="表格114.A"/>
        <table:table-row>
          <table:table-cell table:style-name="表格114.A1" office:value-type="string">
            <text:p text:style-name="P32">size_t string_find_cstr(</text:p>
            <text:p text:style-name="P32"><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15" table:style-name="表格115">
        <table:table-column table:style-name="表格115.A"/>
        <table:table-row>
          <table:table-cell table:style-name="表格115.A1" office:value-type="string">
            <text:p text:style-name="P32">size_t string_find_subcstr(</text:p>
            <text:p text:style-name="P32"><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16" table:style-name="表格116">
        <table:table-column table:style-name="表格116.A"/>
        <table:table-row>
          <table:table-cell table:style-name="表格116.A1" office:value-type="string">
            <text:p text:style-name="P32">size_t string_find_char(</text:p>
            <text:p text:style-name="P32"><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17" table:style-name="表格117">
        <table:table-column table:style-name="表格117.A"/>
        <table:table-row>
          <table:table-cell table:style-name="表格117.A1" office:value-type="string">
            <text:p text:style-name="P32">size_t string_rfind(</text:p>
            <text:p text:style-name="P32"><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18" table:style-name="表格118">
        <table:table-column table:style-name="表格118.A"/>
        <table:table-row>
          <table:table-cell table:style-name="表格118.A1" office:value-type="string">
            <text:p text:style-name="P32">size_t string_rfind_cstr(</text:p>
            <text:p text:style-name="P32"><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text:soft-page-break/></text:p>
      <table:table table:name="表格119" table:style-name="表格119">
        <table:table-column table:style-name="表格119.A"/>
        <table:table-row>
          <table:table-cell table:style-name="表格119.A1" office:value-type="string">
            <text:p text:style-name="P32">size_t string_rfind_subcstr(</text:p>
            <text:p text:style-name="P32"><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20" table:style-name="表格120">
        <table:table-column table:style-name="表格120.A"/>
        <table:table-row>
          <table:table-cell table:style-name="表格120.A1" office:value-type="string">
            <text:p text:style-name="P32">size_t string_rfind_char(</text:p>
            <text:p text:style-name="P32"><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21" table:style-name="表格121">
        <table:table-column table:style-name="表格121.A"/>
        <table:table-row>
          <table:table-cell table:style-name="表格121.A1" office:value-type="string">
            <text:p text:style-name="P32">size_t string_find_first_of(</text:p>
            <text:p text:style-name="P32"><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2" table:style-name="表格122">
        <table:table-column table:style-name="表格122.A"/>
        <table:table-row>
          <table:table-cell table:style-name="表格122.A1" office:value-type="string">
            <text:p text:style-name="P32">size_t string_find_first_of_cstr(</text:p>
            <text:p text:style-name="P32"><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3" table:style-name="表格123">
        <table:table-column table:style-name="表格123.A"/>
        <table:table-row>
          <table:table-cell table:style-name="表格123.A1" office:value-type="string">
            <text:p text:style-name="P32">size_t string_find_fir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4" table:style-name="表格124">
        <table:table-column table:style-name="表格124.A"/>
        <table:table-row>
          <table:table-cell table:style-name="表格124.A1" office:value-type="string">
            <text:p text:style-name="P32">size_t string_find_first_of_char(</text:p>
            <text:p text:style-name="P32"><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25" table:style-name="表格125">
        <table:table-column table:style-name="表格125.A"/>
        <table:table-row>
          <table:table-cell table:style-name="表格125.A1" office:value-type="string">
            <text:p text:style-name="P32">size_t string_find_first_not_of(</text:p>
            <text:p text:style-name="P32"><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6" table:style-name="表格126">
        <table:table-column table:style-name="表格126.A"/>
        <table:table-row>
          <table:table-cell table:style-name="表格126.A1" office:value-type="string">
            <text:p text:style-name="P32">size_t string_find_first_not_of_cstr(</text:p>
            <text:p text:style-name="P32"><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7" table:style-name="表格127">
        <table:table-column table:style-name="表格127.A"/>
        <table:table-row>
          <table:table-cell table:style-name="表格127.A1" office:value-type="string">
            <text:p text:style-name="P32">size_t string_find_fir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8" table:style-name="表格128">
        <table:table-column table:style-name="表格128.A"/>
        <table:table-row>
          <table:table-cell table:style-name="表格128.A1" office:value-type="string">
            <text:p text:style-name="P32">size_t string_find_first_not_of_char(</text:p>
            <text:p text:style-name="P32"><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basic_string的有效位置，否则函数的行为是未定义的。</text:p>
      <text:p text:style-name="P26"/>
      <table:table table:name="表格129" table:style-name="表格129">
        <table:table-column table:style-name="表格129.A"/>
        <table:table-row>
          <table:table-cell table:style-name="表格129.A1" office:value-type="string">
            <text:p text:style-name="P32">size_t string_find_last_of(</text:p>
            <text:p text:style-name="P32"><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0" table:style-name="表格130">
        <table:table-column table:style-name="表格130.A"/>
        <table:table-row>
          <table:table-cell table:style-name="表格130.A1" office:value-type="string">
            <text:p text:style-name="P32">size_t string_find_last_of_cstr(</text:p>
            <text:p text:style-name="P32"><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1" table:style-name="表格131">
        <table:table-column table:style-name="表格131.A"/>
        <table:table-row>
          <table:table-cell table:style-name="表格131.A1" office:value-type="string">
            <text:p text:style-name="P32">size_t string_find_la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32" table:style-name="表格132">
        <table:table-column table:style-name="表格132.A"/>
        <table:table-row>
          <table:table-cell table:style-name="表格132.A1" office:value-type="string">
            <text:p text:style-name="P32">size_t string_find_last_of_char(</text:p>
            <text:p text:style-name="P32"><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3" table:style-name="表格133">
        <table:table-column table:style-name="表格133.A"/>
        <table:table-row>
          <table:table-cell table:style-name="表格133.A1" office:value-type="string">
            <text:p text:style-name="P32">size_t string_find_last_not_of(</text:p>
            <text:p text:style-name="P32"><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4" table:style-name="表格134">
        <table:table-column table:style-name="表格134.A"/>
        <table:table-row>
          <table:table-cell table:style-name="表格134.A1" office:value-type="string">
            <text:p text:style-name="P32">size_t string_find_last_not_of_cstr(</text:p>
            <text:p text:style-name="P32"><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5" table:style-name="表格135">
        <table:table-column table:style-name="表格135.A"/>
        <table:table-row>
          <table:table-cell table:style-name="表格135.A1" office:value-type="string">
            <text:p text:style-name="P32">size_t string_find_la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6"/>
      <table:table table:name="表格136" table:style-name="表格136">
        <table:table-column table:style-name="表格136.A"/>
        <table:table-row>
          <table:table-cell table:style-name="表格136.A1" office:value-type="string">
            <text:p text:style-name="P32">size_t string_find_last_not_of_char(</text:p>
            <text:p text:style-name="P32"><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7" table:style-name="表格137">
        <table:table-column table:style-name="表格137.A"/>
        <table:table-row>
          <table:table-cell table:style-name="表格137.A1" office:value-type="string">
            <text:p text:style-name="P32">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6"><text:tab/>cpstr_string == NULL则函数的行为是未定义的，cpstr_string 指向的容器是经过初始化以后的string容器，否则函数的行为是未定义的。如果cpstr_string 为空，则返回值与string_end(cpstr_string)相等。</text:p>
      <text:p text:style-name="P26"/>
      <table:table table:name="表格138" table:style-name="表格138">
        <table:table-column table:style-name="表格138.A"/>
        <table:table-row>
          <table:table-cell table:style-name="表格138.A1" office:value-type="string">
            <text:p text:style-name="P32">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6"><text:tab/>cpstr_string == NULL则函数的行为是未定义的，cpstr_string指向的容器是经过初始化以后的string容器，否则函数的行为是未定义的。</text:p>
      <text:p text:style-name="P26"/>
      <table:table table:name="表格139" table:style-name="表格139">
        <table:table-column table:style-name="表格139.A"/>
        <table:table-row>
          <table:table-cell table:style-name="表格139.A1" office:value-type="string">
            <text:p text:style-name="P32">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0" table:style-name="表格140">
        <table:table-column table:style-name="表格140.A"/>
        <table:table-row>
          <table:table-cell table:style-name="表格140.A1" office:value-type="string">
            <text:p text:style-name="P32">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6"><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6"/>
      <table:table table:name="表格141" table:style-name="表格141">
        <table:table-column table:style-name="表格141.A"/>
        <table:table-row>
          <table:table-cell table:style-name="表格141.A1" office:value-type="string">
            <text:p text:style-name="P32">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6"/>
      <table:table table:name="表格142" table:style-name="表格142">
        <table:table-column table:style-name="表格142.A"/>
        <table:table-row>
          <table:table-cell table:style-name="表格142.A1" office:value-type="string">
            <text:p text:style-name="P32">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6"><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6"/>
      <table:table table:name="表格143" table:style-name="表格143">
        <table:table-column table:style-name="表格143.A"/>
        <table:table-row>
          <table:table-cell table:style-name="表格143.A1" office:value-type="string">
            <text:p text:style-name="P32">void string_assign_substring(</text:p>
            <text:p text:style-name="P32"><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44" table:style-name="表格144">
        <table:table-column table:style-name="表格144.A"/>
        <table:table-row>
          <table:table-cell table:style-name="表格144.A1" office:value-type="string">
            <text:p text:style-name="P32">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45" table:style-name="表格145">
        <table:table-column table:style-name="表格145.A"/>
        <table:table-row>
          <table:table-cell table:style-name="表格145.A1" office:value-type="string">
            <text:p text:style-name="P32">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6"/>
      <table:table table:name="表格146" table:style-name="表格146">
        <table:table-column table:style-name="表格146.A"/>
        <table:table-row>
          <table:table-cell table:style-name="表格146.A1" office:value-type="string">
            <text:p text:style-name="P32">void<text:span text:style-name="T38">　</text:span><text:span text:style-name="T37">string</text:span>_assign_range(</text:p>
            <text:p text:style-name="P32"><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47" table:style-name="表格147">
        <table:table-column table:style-name="表格147.A"/>
        <table:table-row>
          <table:table-cell table:style-name="表格147.A1" office:value-type="string">
            <text:p text:style-name="P32">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8" table:style-name="表格148">
        <table:table-column table:style-name="表格148.A"/>
        <table:table-row>
          <table:table-cell table:style-name="表格148.A1" office:value-type="string">
            <text:p text:style-name="P32">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6"><text:tab/>pstr_dest == NULL或者cpstr_src == NULL则函数的行为是未定义的，pstr_dest和cpstr_src指向的容器是经过初始<text:soft-page-break/>化以后的string容器，否则函数的行为是未定义的。</text:p>
      <text:p text:style-name="P26"/>
      <table:table table:name="表格149" table:style-name="表格149">
        <table:table-column table:style-name="表格149.A"/>
        <table:table-row>
          <table:table-cell table:style-name="表格149.A1" office:value-type="string">
            <text:p text:style-name="P32">void string_append_substring(</text:p>
            <text:p text:style-name="P32"><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50" table:style-name="表格150">
        <table:table-column table:style-name="表格150.A"/>
        <table:table-row>
          <table:table-cell table:style-name="表格150.A1" office:value-type="string">
            <text:p text:style-name="P32">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51" table:style-name="表格151">
        <table:table-column table:style-name="表格151.A"/>
        <table:table-row>
          <table:table-cell table:style-name="表格151.A1" office:value-type="string">
            <text:p text:style-name="P32">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6"/>
      <table:table table:name="表格152" table:style-name="表格152">
        <table:table-column table:style-name="表格152.A"/>
        <table:table-row>
          <table:table-cell table:style-name="表格152.A1" office:value-type="string">
            <text:p text:style-name="P32">void<text:span text:style-name="T38">　</text:span><text:span text:style-name="T37">string</text:span>_append_range(</text:p>
            <text:p text:style-name="P32"><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53" table:style-name="表格153">
        <table:table-column table:style-name="表格153.A"/>
        <table:table-row>
          <table:table-cell table:style-name="表格153.A1" office:value-type="string">
            <text:p text:style-name="P32">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1"/>
      <table:table table:name="表格154" table:style-name="表格154">
        <table:table-column table:style-name="表格154.A"/>
        <table:table-row>
          <table:table-cell table:style-name="表格154.A1" office:value-type="string">
            <text:p text:style-name="P32">string_iterator_t string_insert(</text:p>
            <text:p text:style-name="P32"><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text:soft-page-break/></text:p>
      <table:table table:name="表格155" table:style-name="表格155">
        <table:table-column table:style-name="表格155.A"/>
        <table:table-row>
          <table:table-cell table:style-name="表格155.A1" office:value-type="string">
            <text:p text:style-name="P32">string_iterator_t string_insert_n(</text:p>
            <text:p text:style-name="P32"><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
      <table:table table:name="表格156" table:style-name="表格156">
        <table:table-column table:style-name="表格156.A"/>
        <table:table-row>
          <table:table-cell table:style-name="表格156.A1" office:value-type="string">
            <text:p text:style-name="P32">void string_insert_string(</text:p>
            <text:p text:style-name="P32"><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6"/>
      <table:table table:name="表格157" table:style-name="表格157">
        <table:table-column table:style-name="表格157.A"/>
        <table:table-row>
          <table:table-cell table:style-name="表格157.A1" office:value-type="string">
            <text:p text:style-name="P32">void string_insert_substring(</text:p>
            <text:p text:style-name="P32"><text:s text:c="4"/>string_t* pstr_string, size_t t_pos,</text:p>
            <text:p text:style-name="P32"><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6"/>
      <table:table table:name="表格158" table:style-name="表格158">
        <table:table-column table:style-name="表格158.A"/>
        <table:table-row>
          <table:table-cell table:style-name="表格158.A1" office:value-type="string">
            <text:p text:style-name="P32">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6"><text:tab/>pstr_string == NULL或者s_cstr == NULL则函数的行为是未定义的，pstr_string必须是已经初始化的，否则函数的行为是未定义的。t_pos是属于pstr_string的有效位置，否则函数的行为是未定义的。</text:p>
      <text:p text:style-name="P26"/>
      <table:table table:name="表格159" table:style-name="表格159">
        <table:table-column table:style-name="表格159.A"/>
        <table:table-row>
          <table:table-cell table:style-name="表格159.A1" office:value-type="string">
            <text:p text:style-name="P32">void string_insert_subcstr(</text:p>
            <text:p text:style-name="P32"><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6"/>
      <table:table table:name="表格160" table:style-name="表格160">
        <table:table-column table:style-name="表格160.A"/>
        <table:table-row>
          <table:table-cell table:style-name="表格160.A1" office:value-type="string">
            <text:p text:style-name="P32">void<text:span text:style-name="T38">　</text:span><text:span text:style-name="T37">string</text:span>_insert_range(</text:p>
            <text:p text:style-name="P32"><text:s text:c="4"/>string_t* pstr_string, string_iterator_t it_pos,</text:p>
            <text:p text:style-name="P32"><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6"/>
      <table:table table:name="表格161" table:style-name="表格161">
        <table:table-column table:style-name="表格161.A"/>
        <table:table-row>
          <table:table-cell table:style-name="表格161.A1" office:value-type="string">
            <text:p text:style-name="P32">void string_insert_char(</text:p>
            <text:p text:style-name="P32"><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text:p>
      <text:p text:style-name="P21"/>
      <table:table table:name="表格162" table:style-name="表格162">
        <table:table-column table:style-name="表格162.A"/>
        <table:table-row>
          <table:table-cell table:style-name="表格162.A1" office:value-type="string">
            <text:p text:style-name="P32">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6"><text:tab/>如果pstr_string == NULL或者string是为初始化的则函数的行为是未定义的。</text:p>
      <text:p text:style-name="P21"/>
      <table:table table:name="表格163" table:style-name="表格163">
        <table:table-column table:style-name="表格163.A"/>
        <table:table-row>
          <table:table-cell table:style-name="表格163.A1" office:value-type="string">
            <text:p text:style-name="P32">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6"><text:tab/>如果 pt_string == NULL或者string是未初始化的string则函数的行为是未定义的。t_resize可以小于原来的数据数量，这是将末尾的数据删除，当t_resize大于原来数据的数量的时候，使用指定的数据填充。</text:p>
      <text:p text:style-name="P21"/>
      <table:table table:name="表格164" table:style-name="表格164">
        <table:table-column table:style-name="表格164.A"/>
        <table:table-row>
          <table:table-cell table:style-name="表格164.A1" office:value-type="string">
            <text:p text:style-name="P32">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6"><text:tab/>如果 pstr_string == NULL或者string是未初始化的string则函数的行为是未定义的。it_pos是属于string的有效的迭代器，否则函数的行为是未定义的。</text:p>
      <text:p text:style-name="P26"/>
      <table:table table:name="表格165" table:style-name="表格165">
        <table:table-column table:style-name="表格165.A"/>
        <table:table-row>
          <table:table-cell table:style-name="表格165.A1" office:value-type="string">
            <text:p text:style-name="P32"><text:span text:style-name="T38">string</text:span><text:span text:style-name="T37">_iterator_t</text:span><text:span text:style-name="T38">　</text:span><text:span text:style-name="T37">string</text:span>_erase_range(</text:p>
            <text:p text:style-name="P32"><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6"><text:tab/>pstr_string == NULL则函数的行为是未定义的，pstr_string指向的容器是经过初始化以后的string容器，否则函数的行为是未定义的。[it_begin, it_end)是有效的范围，否则函数的行为是未定义的。</text:p>
      <text:p text:style-name="P26"/>
      <table:table table:name="表格166" table:style-name="表格166">
        <table:table-column table:style-name="表格166.A"/>
        <table:table-row>
          <table:table-cell table:style-name="表格166.A1" office:value-type="string">
            <text:p text:style-name="P32">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6"><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6"/>
      <table:table table:name="表格167" table:style-name="表格167">
        <table:table-column table:style-name="表格167.A"/>
        <table:table-row>
          <table:table-cell table:style-name="表格167.A1" office:value-type="string">
            <text:p text:style-name="P32">void string_replace(</text:p>
            <text:p text:style-name="P32"><text:s text:c="4"/>string_t* pstr_string, size_t t_pos, size_t t_len,</text:p>
            <text:p text:style-name="P32"><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6"/>
      <table:table table:name="表格168" table:style-name="表格168">
        <table:table-column table:style-name="表格168.A"/>
        <table:table-row>
          <table:table-cell table:style-name="表格168.A1" office:value-type="string">
            <text:p text:style-name="P32">void string_replace_substring(</text:p>
            <text:p text:style-name="P32"><text:s text:c="4"/>string_t* pstr_string, size_t t_pos, size_t t_len,</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6"/>
      <table:table table:name="表格169" table:style-name="表格169">
        <table:table-column table:style-name="表格169.A"/>
        <table:table-row>
          <table:table-cell table:style-name="表格169.A1" office:value-type="string">
            <text:p text:style-name="P32">void string_replace_cstr(</text:p>
            <text:p text:style-name="P32"><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6"/>
      <table:table table:name="表格170" table:style-name="表格170">
        <table:table-column table:style-name="表格170.A"/>
        <table:table-row>
          <table:table-cell table:style-name="表格170.A1" office:value-type="string">
            <text:p text:style-name="P32">void string_replace_subcstr(</text:p>
            <text:p text:style-name="P32"><text:s text:c="4"/>string_t* pstr_string, size_t t_pos, size_t t_len,</text:p>
            <text:p text:style-name="P32"><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1"/>
      <table:table table:name="表格171" table:style-name="表格171">
        <table:table-column table:style-name="表格171.A"/>
        <table:table-row>
          <table:table-cell table:style-name="表格171.A1" office:value-type="string">
            <text:p text:style-name="P32">void string_replace_char(</text:p>
            <text:p text:style-name="P32"><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6"/>
      <table:table table:name="表格172" table:style-name="表格172">
        <table:table-column table:style-name="表格172.A"/>
        <table:table-row>
          <table:table-cell table:style-name="表格172.A1" office:value-type="string">
            <text:p text:style-name="P32">void string_range_replace(</text:p>
            <text:p text:style-name="P32"><text:s text:c="4"/>string_t* pstr_string, string_iterator_t it_begin, string_iterator_t it_end,</text:p>
            <text:p text:style-name="P32"><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6"/>
      <table:table table:name="表格173" table:style-name="表格173">
        <table:table-column table:style-name="表格173.A"/>
        <table:table-row>
          <table:table-cell table:style-name="表格173.A1" office:value-type="string">
            <text:p text:style-name="P32">void string_range_replace_substring(</text:p>
            <text:p text:style-name="P32"><text:s text:c="4"/>string_t* pstr_string, string_iterator_t it_begin, string_iterator_t it_end,</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6"/>
      <table:table table:name="表格174" table:style-name="表格174">
        <table:table-column table:style-name="表格174.A"/>
        <table:table-row>
          <table:table-cell table:style-name="表格174.A1" office:value-type="string">
            <text:p text:style-name="P32">void string_range_replace_cstr(</text:p>
            <text:p text:style-name="P32"><text:s text:c="4"/>string_t* pstr_string, string_iterator_t it_begin, string_iterator_it it_end,</text:p>
            <text:p text:style-name="P32"><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pstr_string和s_[it_begin, it_end)是有效的范围，否则函数的行为是未定义的。</text:p>
      <text:p text:style-name="P26"/>
      <table:table table:name="表格175" table:style-name="表格175">
        <table:table-column table:style-name="表格175.A"/>
        <table:table-row>
          <table:table-cell table:style-name="表格175.A1" office:value-type="string">
            <text:p text:style-name="P32">void string_range_replace_subcstr(</text:p>
            <text:p text:style-name="P32"><text:s text:c="4"/>string_t* pstr_string, string_iterator_t it_begin, string_iterator_t it_end,</text:p>
            <text:p text:style-name="P32"><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1"><text:soft-page-break/></text:p>
      <table:table table:name="表格176" table:style-name="表格176">
        <table:table-column table:style-name="表格176.A"/>
        <table:table-row>
          <table:table-cell table:style-name="表格176.A1" office:value-type="string">
            <text:p text:style-name="P32">void string_range_replace_char(</text:p>
            <text:p text:style-name="P32"><text:s text:c="4"/>string_t* pstr_string, erator_t it_begin, string_iterator_t it_end,</text:p>
            <text:p text:style-name="P32"><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6"/>
      <table:table table:name="表格177" table:style-name="表格177">
        <table:table-column table:style-name="表格177.A"/>
        <table:table-row>
          <table:table-cell table:style-name="表格177.A1" office:value-type="string">
            <text:p text:style-name="P32">void string_replace_range(</text:p>
            <text:p text:style-name="P32"><text:s text:c="4"/>string_t* pstr_string,</text:p>
            <text:p text:style-name="P32"><text:s text:c="4"/>string_iterator_t it_begin, string_iterator_t it_end,</text:p>
            <text:p text:style-name="P32"><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6"/>
      <table:table table:name="表格178" table:style-name="表格178">
        <table:table-column table:style-name="表格178.A"/>
        <table:table-row>
          <table:table-cell table:style-name="表格178.A1" office:value-type="string">
            <text:p text:style-name="P32">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6"><text:tab/>cpstr_string == NULL或者fp_stream == NULL则函数的行为是未定义的，cpstr_string 必须是已经初始化的，否则函数的行为是未定义的。</text:p>
      <text:p text:style-name="P26"/>
      <table:table table:name="表格179" table:style-name="表格179">
        <table:table-column table:style-name="表格179.A"/>
        <table:table-row>
          <table:table-cell table:style-name="表格179.A1" office:value-type="string">
            <text:p text:style-name="P32">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6"><text:tab/>pstr_string == NULL或者fp_stream == NULL则函数的行为是未定义的，pstr_string 必须是已经初始化的，否则函数的行为是未定义的，fp_stream是有效的输入流，否则函数的行为是未定义的。</text:p>
      <text:p text:style-name="P26"/>
      <table:table table:name="表格180" table:style-name="表格180">
        <table:table-column table:style-name="表格180.A"/>
        <table:table-row>
          <table:table-cell table:style-name="表格180.A1" office:value-type="string">
            <text:p text:style-name="P32">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6"><text:tab/>pstr_string == NULL或者fp_stream == NULL则函数的行为是未定义的，pstr_string 必须是已经初始化的，否则函数的行为是未定义的。</text:p>
      <text:p text:style-name="P26"/>
      <table:table table:name="表格181" table:style-name="表格181">
        <table:table-column table:style-name="表格181.A"/>
        <table:table-row>
          <table:table-cell table:style-name="表格181.A1" office:value-type="string">
            <text:p text:style-name="P32">bool_t string_getline_delimiter(</text:p>
            <text:p text:style-name="P32"><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6"><text:soft-page-break/><text:tab/>pstr_string == NULL或者fp_stream == NULL则函数的行为是未定义的，pstr_string 必须是已经初始化的，否则函数的行为是未定义的。</text:p>
      <text:p text:style-name="P21"/>
      <text:list xml:id="list38373670" text:continue-numbering="true" text:style-name="WW8Num13">
        <text:list-item>
          <text:list>
            <text:list-item>
              <text:h text:style-name="P54" text:outline-level="2">迭代器接口</text:h>
            </text:list-item>
          </text:list>
        </text:list-item>
      </text:list>
      <text:p text:style-name="P21"><text:tab/>由于直接使用basic_string迭代器作为实现，所以string并没有提供迭代器接口。</text:p>
      <text:list xml:id="list38381744" text:continue-numbering="true" text:style-name="WW8Num13">
        <text:list-item>
          <text:list>
            <text:list-item>
              <text:h text:style-name="P54" text:outline-level="2">内部和辅助接口</text:h>
            </text:list-item>
          </text:list>
        </text:list-item>
      </text:list>
      <text:p text:style-name="P21"><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1"/>
      <table:table table:name="表格97" table:style-name="表格97">
        <table:table-column table:style-name="表格97.A"/>
        <table:table-row>
          <table:table-cell table:style-name="表格97.A1" office:value-type="string">
            <text:p text:style-name="P32">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6"><text:tab/>如果pstr_string == NULL 则函数的行为是未定义的。</text:p>
      <text:p text:style-name="P21"/>
      <table:table table:name="表格98" table:style-name="表格98">
        <table:table-column table:style-name="表格98.A"/>
        <table:table-row>
          <table:table-cell table:style-name="表格98.A1" office:value-type="string">
            <text:p text:style-name="P32">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6"><text:tab/>如果pstr_string == NULL或者string不是使用create_string生成的则函数的行为是未定义的。</text:p>
      <text:p text:style-name="P21"/>
      <text:p text:style-name="P21"/>
      <text:p text:style-name="P21"/>
      <text:p text:style-name="P21"/>
      <text:p text:style-name="P21"/>
      <text:p text:style-name="P21"/>
      <text:list xml:id="list38384406" text:continue-numbering="true" text:style-name="WW8Num13">
        <text:list-item>
          <text:h text:style-name="P49" text:outline-level="1"><text:soft-page-break/>avl <text:span text:style-name="T20">tree</text:span></text:h>
        </text:list-item>
      </text:list>
      <text:p text:style-name="P21"><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1"/>
      <text:list xml:id="list38369417" text:continue-numbering="true" text:style-name="WW8Num13">
        <text:list-item>
          <text:list>
            <text:list-item>
              <text:h text:style-name="P51" text:outline-level="2"><text:span text:style-name="T6">avl tree</text:span>的机制</text:h>
            </text:list-item>
          </text:list>
        </text:list-item>
      </text:list>
      <text:p text:style-name="P21"><text:tab/>《数据结构与算法分析 --- C语言描述》中详细的介绍了avl tree。</text:p>
      <text:p text:style-name="P21"><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2"><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1"><text:tab/>插入数据的时候：</text:p>
      <text:p text:style-name="P22"><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1"><text:tab/>删除数据的时候比较复杂，当删除的节点是叶子节点时直接删除就可以了，如果包含一个子节点的情况也是比较<text:soft-page-break/>好处理的：</text:p>
      <text:p text:style-name="P22"><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1"><text:tab/>删除带有两个子节点的节点要复杂一些，要将右子树中的值最小的节点替代当前要删除的节点：</text:p>
      <text:p text:style-name="P22"><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1"><text:tab/>上面的规则都是二叉搜索树的规则，但是往往由于插入的随机性可能造成下面这样的情况：</text:p>
      <text:p text:style-name="P22"><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1"><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1"><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1"><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1"><text:tab/>当插入数据的时候会造成不平衡，这分为两种情况，当插入的数据位于外侧的时候：</text:p>
      <text:p text:style-name="P22"><draw:frame draw:style-name="fr4" draw:name="图形18" text:anchor-type="paragraph" svg:width="19.006cm" svg:height="5.553cm" draw:z-index="46"><draw:image xlink:href="Pictures/100000000000031A000000E803CCE53D.jpg" xlink:type="simple" xlink:show="embed" xlink:actuate="onLoad"/></draw:frame>图 14.6 单旋转</text:p>
      <text:p text:style-name="P21"><text:tab/>当插入数据7之后，根节点17就不平衡了，左边高度是3，右边高度是1。这样的情况可以通过一次旋转来完成平衡。但是下面这样的情况通过一次旋转是不能够完成平衡的：</text:p>
      <text:p text:style-name="P22"><draw:frame draw:style-name="fr4" draw:name="图形19" text:anchor-type="paragraph" svg:width="19.006cm" svg:height="6.295cm" draw:z-index="47"><draw:image xlink:href="Pictures/100000000000031A000001078C7ED0B2.jpg" xlink:type="simple" xlink:show="embed" xlink:actuate="onLoad"/></draw:frame>图 14.7 双旋转</text:p>
      <text:p text:style-name="P21"><text:tab/>总的来说调整平衡的两种情况，这两种情况都是针对左子树高于右子树的情况，当右子树高于左子树的情况是与下面的例子对称：</text:p>
      <text:p text:style-name="P22"><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1"><text:tab/>当删除一个节点的时候也会造成avl tree失去平衡，这时候就需要找到失去平衡的节点并且调整。调整的方法和上面的相同。</text:p>
      <text:p text:style-name="P21"><text:tab/>libcstl中的avl tree的每个节点都是单独的结构，使用这个结构保存的指针可以找到父节点，左子树，右子树：</text:p>
      <text:p text:style-name="P22"><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1"/>
      <text:list xml:id="list38394706" text:continue-numbering="true" text:style-name="WW8Num13">
        <text:list-item>
          <text:list>
            <text:list-item>
              <text:h text:style-name="P57" text:outline-level="2"><text:span text:style-name="T6">avl tree</text:span><text:span text:style-name="T19">迭代</text:span><text:span text:style-name="T3">器</text:span></text:h>
            </text:list-item>
          </text:list>
        </text:list-item>
      </text:list>
      <text:p text:style-name="P21"><text:tab/>avl tree的迭代器是双向迭代器，它是内部使用的迭代器，用来实现关联容器的迭代器。begin是指向值最小的节点，end指向avl tree的根。迭代器向前向后移动是根据数值的顺序移动。</text:p>
      <text:p text:style-name="P22"><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1"><text:tab/>要使用特殊的结构表示avl tree的迭代器：</text:p>
      <text:p text:style-name="P21"/>
      <table:table table:name="表格183" table:style-name="表格183">
        <table:table-column table:style-name="表格183.A"/>
        <table:table-row>
          <table:table-cell table:style-name="表格183.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4"/>_pc_corepos;</text:p>
            <text:p text:style-name="P32"><text:s text:c="8"/>void* <text:s text:c="4"/>_pt_tree; <text:s text:c="6"/>/* 指向avl tree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soft-page-break/></text:p>
      <text:list xml:id="list38385521" text:continue-numbering="true" text:style-name="WW8Num13">
        <text:list-item>
          <text:list>
            <text:list-item>
              <text:h text:style-name="P51" text:outline-level="2"><text:span text:style-name="T6">avl tree</text:span>代码结构</text:h>
            </text:list-item>
          </text:list>
        </text:list-item>
      </text:list>
      <text:p text:style-name="P21"><text:tab/>avl tree节点中包含很多信息：</text:p>
      <table:table table:name="表格182" table:style-name="表格182">
        <table:table-column table:style-name="表格182.A"/>
        <table:table-row>
          <table:table-cell table:style-name="表格182.A1" office:value-type="string">
            <text:p text:style-name="P32">typedef struct _tagavlnode</text:p>
            <text:p text:style-name="P32">{ </text:p>
            <text:p text:style-name="P32"><text:s text:c="4"/>struct _tagavlnode* _pt_parent;</text:p>
            <text:p text:style-name="P32"><text:s text:c="4"/>struct _tagavlnode* _pt_left;</text:p>
            <text:p text:style-name="P32"><text:s text:c="4"/>struct _tagavlnode* _pt_right;</text:p>
            <text:p text:style-name="P32"><text:s text:c="4"/>unsigned int <text:s text:c="7"/>_un_height;</text:p>
            <text:p text:style-name="P32"><text:s text:c="4"/>char <text:s text:c="15"/>_pc_data[1];</text:p>
            <text:p text:style-name="P32">}avlnode_t;</text:p>
          </table:table-cell>
        </table:table-row>
      </table:table>
      <text:p text:style-name="P21"><text:tab/>其中_un_height表示当前节点在书中的高度，根的高度是0。</text:p>
      <text:p text:style-name="P21"><text:tab/>下面的结构表示avl tree：</text:p>
      <table:table table:name="表格184" table:style-name="表格184">
        <table:table-column table:style-name="表格184.A"/>
        <table:table-row>
          <table:table-cell table:style-name="表格184.A1" office:value-type="string">
            <text:p text:style-name="P32">typedef struct _tagavltree</text:p>
            <text:p text:style-name="P32">{ </text:p>
            <text:p text:style-name="P32"><text:s text:c="4"/>_typeinfo_t <text:s text:c="6"/>_t_typeinfo;</text:p>
            <text:p text:style-name="P32"><text:s text:c="4"/>_alloc_t <text:s text:c="9"/>_t_allocater;</text:p>
            <text:p text:style-name="P32"><text:s text:c="4"/>avlnode_t <text:s text:c="8"/>_t_avlroot;</text:p>
            <text:p text:style-name="P32"><text:s text:c="4"/>size_t <text:s text:c="11"/>_t_nodecount;</text:p>
            <text:p text:style-name="P32"><text:s text:c="4"/>binary_function_t _t_compare;</text:p>
            <text:p text:style-name="P32">}avl_tree_t;</text:p>
          </table:table-cell>
        </table:table-row>
      </table:table>
      <text:p text:style-name="P21"><text:tab/>结构中的_t_avlroot中_pt_parent指向实际avl tree的根，_pt_left指向avl tree中值最小的数据，_pt_right指向avl tree中值最大的数据，_un_height为0，_pc_data数据未使用如图14.10。</text:p>
      <text:p text:style-name="P21"/>
      <text:list xml:id="list38371125" text:continue-numbering="true" text:style-name="WW8Num13">
        <text:list-item>
          <text:list>
            <text:list-item>
              <text:h text:style-name="P54" text:outline-level="2">外部接口</text:h>
            </text:list-item>
          </text:list>
        </text:list-item>
      </text:list>
      <text:p text:style-name="P21"/>
      <text:p text:style-name="P21"/>
      <text:p text:style-name="P21"/>
      <text:p text:style-name="P21"/>
      <text:list xml:id="list38378085" text:continue-numbering="true" text:style-name="WW8Num13">
        <text:list-item>
          <text:list>
            <text:list-item>
              <text:h text:style-name="P54" text:outline-level="2">迭代器结构</text:h>
            </text:list-item>
          </text:list>
        </text:list-item>
      </text:list>
      <text:p text:style-name="P21"/>
      <text:p text:style-name="P21"/>
      <text:p text:style-name="P21"><text:soft-page-break/></text:p>
      <text:p text:style-name="P21"/>
      <text:list xml:id="list38378840" text:continue-numbering="true" text:style-name="WW8Num13">
        <text:list-item>
          <text:list>
            <text:list-item>
              <text:h text:style-name="P54" text:outline-level="2">内部和辅助接口</text:h>
            </text:list-item>
          </text:list>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8392629" text:continue-numbering="true" text:style-name="WW8Num13">
        <text:list-item>
          <text:h text:style-name="P49" text:outline-level="1"><text:soft-page-break/>libcstl 2.1<text:span text:style-name="T20">更新</text:span></text:h>
          <text:list>
            <text:list-item>
              <text:h text:style-name="P57" text:outline-level="2"><text:span text:style-name="T6">libcstl 2.1</text:span><text:span text:style-name="T3">新特性</text:span></text:h>
            </text:list-item>
          </text:list>
        </text:list-item>
      </text:list>
      <text:list xml:id="list31333413"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8371617" text:continue-list="list38392629" text:style-name="WW8Num13">
        <text:list-item>
          <text:list>
            <text:list-item>
              <text:h text:style-name="P57" text:outline-level="2"><text:span text:style-name="T6">libcstl 2.1</text:span><text:span text:style-name="T3">改善</text:span></text:h>
            </text:list-item>
          </text:list>
        </text:list-item>
      </text:list>
      <text:list xml:id="list31330089"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身的时候，函数的行为是未定义的。</text:p>
        </text:list-item>
        <text:list-item>
          <text:p text:style-name="P45">目前string_t类型与STL中的string_t类型行为不一致，主要是由于string_t类型的实现造成的，可能在2.1中更改这个实现。</text:p>
        </text:list-item>
      </text:list>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list xml:id="list38381262" text:continue-list="list38371617" text:style-name="WW8Num13">
        <text:list-item>
          <text:list>
            <text:list-item>
              <text:h text:style-name="P57" text:outline-level="2"><text:span text:style-name="T6">libcstl 2.1</text:span><text:span text:style-name="T3">代码的优化</text:span></text:h>
            </text:list-item>
          </text:list>
        </text:list-item>
      </text:list>
      <text:list xml:id="list38375024" text:continue-list="list31330089"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对于操作数据区间的接口函数，尤其要注意数据区间属于当前容器是的处理。如果list_insert_range(pt_list, t_pos, it_begin, it_end);当[it_begin, it_end)属于pt_list的时候的处理要注意。</text:p>
        </text:list-item>
        <text:list-item>
          <text:p text:style-name="P45">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注意一些带有_if后缀的函数当函数为NULL的时候，使用的默认函数是fun_default_binary或者<text:soft-page-break/>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item>
          <text:p text:style-name="P45">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5">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5">basic_string_find系列函数没有对于c内建类型以外的类型进行测试，这里需要增加新的测试用例来测试其他类型。</text:p>
        </text:list-item>
        <text:list-item>
          <text:p text:style-name="P45">检查basic_string的操作函数中两个函数都是basic_string_t*类型时，当第一个参数等以第二个参数时的语义。</text:p>
        </text:list-item>
        <text:list-item>
          <text:p text:style-name="P45">检查basic_string的函数中_cstr和_subcstr以及_string和_substring这样关系的函数中前者是否使用了带有NPOS的后者实现。</text:p>
        </text:list-item>
        <text:list-item>
          <text:p text:style-name="P45">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5">将basic_string结构中的_t_vector替换成_vec_base。</text:p>
        </text:list-item>
        <text:list-item>
          <text:p text:style-name="P45">据说vector_t* pt_vec = create_vector(string_t);在销毁的时候会有内存泄漏，看看到底是什么情况，在其他类型中也实验一下。</text:p>
        </text:list-item>
        <text:list-item>
          <text:p text:style-name="P45">对于basic_string_insert系列函数，当t_pos超出basic_string有效范围的时候的处理情况要和SGI STL的行为一致。目前当t_pos为无效位置的时候出现未定义行为。</text:p>
        </text:list-item>
        <text:list-item>
          <text:p text:style-name="P45">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5">对于代码中所有的局部变量都要进行初始化。</text:p>
        </text:list-item>
        <text:list-item>
          <text:p text:style-name="P45">考虑basic_string_t* pt_basic_string = create_basic_string(char*);时basic_string_c_str(pt_basic_string);和basic_string_data(pt_basic_string);的返回值是什么情况。</text:p>
        </text:list-item>
        <text:list-item>
          <text:p text:style-name="P45">basic_string_insert_subcstr与其他的_subcstr函数实现方式不一致，考虑是否要修改。</text:p>
        </text:list-item>
        <text:list-item>
          <text:p text:style-name="P45">将basic_string函数中带有多个t_pos, t_len的函数参数名称修改成t_pos0, t_len0, t_pos1, t_len1等等。</text:p>
        </text:list-item>
        <text:list-item>
          <text:p text:style-name="P45">缺少函数create_string_iterator();</text:p>
        </text:list-item>
      </text:list>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list xml:id="list38394050" text:continue-list="list38381262" text:style-name="WW8Num13">
        <text:list-item>
          <text:h text:style-name="P49"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ext:soft-page-break/>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4-02T18:25:53.28</dc:date>
    <meta:editing-cycles>1970</meta:editing-cycles>
    <meta:editing-duration>P20DT23H19M28S</meta:editing-duration>
    <meta:generator>OpenOffice.org/3.3$Win32 OpenOffice.org_project/330m20$Build-9567</meta:generator>
    <dc:creator>Bo Wang</dc:creator>
    <meta:document-statistic meta:table-count="739" meta:image-count="51" meta:object-count="0" meta:page-count="321" meta:paragraph-count="9889" meta:word-count="80368" meta:character-count="303416"/>
  </office:meta>
</office:document-meta>
</file>